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0.328cm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321cm" fo:min-width="1.767cm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1cm" fo:min-width="1.467cm"/>
    </style:style>
    <style:style style:name="gr6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1cm" fo:min-width="0.734cm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1cm" fo:min-width="1.094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09cm" fo:min-width="2.843cm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09cm" fo:min-width="0.971cm"/>
    </style:style>
    <style:style style:name="gr13" style:family="graphic" style:parent-style-name="standard">
      <style:graphic-properties draw:stroke="solid" draw:stroke-dash="Ultrafine_20_Dashed" svg:stroke-width="0.66cm" svg:stroke-color="#b3b3b3" draw:marker-start-width="0.125cm" draw:marker-end="Arrow" draw:marker-end-width="1.905cm" draw:textarea-horizontal-align="center" draw:textarea-vertical-align="middle" fo:padding-top="0.455cm" fo:padding-bottom="0.455cm" fo:padding-left="0.58cm" fo:padding-right="0.58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881cm" fo:min-width="2.233cm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881cm" fo:min-width="2.52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0.5pt" fo:font-style="italic" style:font-size-asian="10.5pt" style:font-style-asian="italic" style:font-size-complex="10.5pt" style:font-style-complex="italic"/>
    </style:style>
    <style:style style:name="P3" style:family="paragraph">
      <loext:graphic-properties draw:fill="none" draw:fill-color="#ffffff"/>
      <style:text-properties style:font-name="FreeSans" fo:font-size="10.5pt" style:font-size-asian="10.5pt" style:font-size-complex="10.5pt"/>
    </style:style>
    <style:style style:name="P4" style:family="paragraph">
      <style:paragraph-properties fo:text-align="center"/>
      <style:text-properties style:font-name="Arial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FreeSans"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FreeSans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style:font-name="Free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style:paragraph-properties fo:text-align="center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FreeSans"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style:font-name="FreeSans" fo:font-size="10.5pt" style:font-size-asian="10.5pt" style:font-size-complex="10.5pt"/>
    </style:style>
    <style:style style:name="T3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Free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FreeSans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82cm" svg:y1="5.232cm" svg:x2="13.617cm" svg:y2="5.232cm">
          <text:p/>
        </draw:line>
        <draw:frame draw:style-name="gr2" draw:text-style-name="P2" draw:layer="layout" svg:width="2.348cm" svg:height="1.27cm" svg:x="0.039cm" svg:y="2.957cm">
          <draw:text-box>
            <text:p text:style-name="P1"><text:span text:style-name="T1">entier.c</text:span></text:p>
            <text:p text:style-name="P1"><text:span text:style-name="T1">créé</text:span></text:p>
          </draw:text-box>
        </draw:frame>
        <draw:frame draw:style-name="gr3" draw:text-style-name="P3" draw:layer="layout" svg:width="0.828cm" svg:height="0.691cm" svg:x="0.482cm" svg:y="5.305cm">
          <draw:text-box>
            <text:p><text:span text:style-name="T2">r</text:span><text:span text:style-name="T2">8</text:span></text:p>
          </draw:text-box>
        </draw:frame>
        <draw:frame draw:style-name="gr4" draw:text-style-name="P2" draw:layer="layout" svg:width="2.627cm" svg:height="1.571cm" svg:x="2.357cm" svg:y="2.557cm">
          <draw:text-box>
            <text:p text:style-name="P1"><text:span text:style-name="T1">Modi</text:span><text:span text:style-name="T1">ficatio</text:span><text:span text:style-name="T1">ns</text:span><text:span text:style-name="T1"><text:line-break/></text:span><text:span text:style-name="T1"> de </text:span><text:span text:style-name="T1">Sally</text:span></text:p>
            <text:p text:style-name="P1"><text:span text:style-name="T1">sur </text:span><text:span text:style-name="T1">entier</text:span><text:span text:style-name="T1">.c</text:span></text:p>
          </draw:text-box>
        </draw:frame>
        <draw:frame draw:style-name="gr5" draw:text-style-name="P3" draw:layer="layout" svg:width="1.967cm" svg:height="0.691cm" svg:x="2.487cm" svg:y="5.332cm">
          <draw:text-box>
            <text:p><text:span text:style-name="T2">r11</text:span><text:span text:style-name="T2">3-</text:span><text:span text:style-name="T2">15</text:span><text:span text:style-name="T2">4</text:span></text:p>
          </draw:text-box>
        </draw:frame>
        <draw:line draw:style-name="gr6" draw:text-style-name="P4" draw:layer="layout" svg:x1="5.362cm" svg:y1="5.232cm" svg:x2="5.362cm" svg:y2="2.057cm">
          <text:p/>
        </draw:line>
        <draw:line draw:style-name="gr7" draw:text-style-name="P4" draw:layer="layout" svg:x1="5.362cm" svg:y1="2.522cm" svg:x2="13.617cm" svg:y2="2.522cm">
          <text:p/>
        </draw:line>
        <draw:frame draw:style-name="gr8" draw:text-style-name="P3" draw:layer="layout" svg:width="1.234cm" svg:height="0.691cm" svg:x="5.269cm" svg:y="2.592cm">
          <draw:text-box>
            <text:p><text:span text:style-name="T2">r34</text:span><text:span text:style-name="T2">1</text:span></text:p>
          </draw:text-box>
        </draw:frame>
        <draw:line draw:style-name="gr9" draw:text-style-name="P4" draw:layer="layout" svg:x1="5.362cm" svg:y1="1.252cm" svg:x2="5.362cm" svg:y2="2.522cm">
          <text:p/>
        </draw:line>
        <draw:frame draw:style-name="gr10" draw:text-style-name="P5" draw:layer="layout" svg:width="1.594cm" svg:height="0.691cm" svg:x="4.598cm" svg:y="0.613cm">
          <draw:text-box>
            <text:p><text:span text:style-name="T1">copié</text:span></text:p>
          </draw:text-box>
        </draw:frame>
        <draw:frame draw:style-name="gr8" draw:text-style-name="P3" draw:layer="layout" svg:width="1.234cm" svg:height="0.691cm" svg:x="8.542cm" svg:y="2.592cm">
          <draw:text-box>
            <text:p><text:span text:style-name="T2">r</text:span><text:span text:style-name="T2">3</text:span><text:span text:style-name="T2">4</text:span><text:span text:style-name="T2">3</text:span></text:p>
          </draw:text-box>
        </draw:frame>
        <draw:frame draw:style-name="gr8" draw:text-style-name="P3" draw:layer="layout" svg:width="1.234cm" svg:height="0.691cm" svg:x="11.052cm" svg:y="5.302cm">
          <draw:text-box>
            <text:p><text:span text:style-name="T2">r344</text:span></text:p>
          </draw:text-box>
        </draw:frame>
        <draw:frame draw:style-name="gr11" draw:text-style-name="P6" draw:layer="layout" svg:width="3.622cm" svg:height="0.759cm" svg:x="13.752cm" svg:y="2.122cm">
          <draw:text-box>
            <text:p><text:span text:style-name="T3">ma-branche-calc</text:span></text:p>
          </draw:text-box>
        </draw:frame>
        <draw:frame draw:style-name="gr12" draw:text-style-name="P7" draw:layer="layout" svg:width="1.48cm" svg:height="0.759cm" svg:x="13.787cm" svg:y="4.844cm">
          <draw:text-box>
            <text:p><text:span text:style-name="T4">trunk</text:span></text:p>
          </draw:text-box>
        </draw:frame>
        <draw:line draw:style-name="gr9" draw:text-style-name="P4" draw:layer="layout" svg:x1="11.677cm" svg:y1="3.962cm" svg:x2="11.677cm" svg:y2="5.232cm">
          <text:p/>
        </draw:line>
        <draw:line draw:style-name="gr13" draw:text-style-name="P8" draw:layer="layout" svg:x1="0.312cm" svg:y1="7.18cm" svg:x2="17.457cm" svg:y2="7.18cm">
          <text:p text:style-name="P1"><text:span text:style-name="T5">Temps</text:span></text:p>
        </draw:line>
        <draw:frame draw:style-name="gr14" draw:text-style-name="P2" draw:layer="layout" svg:width="3.423cm" svg:height="1.131cm" svg:x="7.802cm" svg:y="0.182cm">
          <draw:text-box>
            <text:p text:style-name="P1"><text:span text:style-name="T1">Vos modifications </text:span></text:p>
            <text:p text:style-name="P1"><text:span text:style-name="T1">sur entier.c</text:span></text:p>
          </draw:text-box>
        </draw:frame>
        <draw:frame draw:style-name="gr15" draw:text-style-name="P2" draw:layer="layout" svg:width="3.021cm" svg:height="1.343cm" svg:x="10.236cm" svg:y="2.782cm">
          <draw:text-box>
            <text:p text:style-name="P1"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<text:line-break/></text:span><text:span text:style-name="T1"> </text:span><text:span text:style-name="T1">d</text:span><text:span text:style-name="T1">e</text:span><text:span text:style-name="T1"> </text:span><text:span text:style-name="T1">S</text:span><text:span text:style-name="T1">a</text:span><text:span text:style-name="T1">l</text:span><text:span text:style-name="T1">l</text:span><text:span text:style-name="T1">y</text:span></text:p>
            <text:p text:style-name="P1"><text:span text:style-name="T1">s</text:span><text:span text:style-name="T1">u</text:span><text:span text:style-name="T1">r</text:span><text:span text:style-name="T1"> </text:span><text:span text:style-name="T1">e</text:span><text:span text:style-name="T1">n</text:span><text:span text:style-name="T1">t</text:span><text:span text:style-name="T1">i</text:span><text:span text:style-name="T1">e</text:span><text:span text:style-name="T1">r</text:span><text:span text:style-name="T1">.</text:span><text:span text:style-name="T1">c</text:span></text:p>
          </draw:text-box>
        </draw:frame>
        <draw:line draw:style-name="gr9" draw:text-style-name="P4" draw:layer="layout" svg:x1="3.457cm" svg:y1="3.962cm" svg:x2="3.457cm" svg:y2="5.232cm">
          <text:p/>
        </draw:line>
        <draw:line draw:style-name="gr9" draw:text-style-name="P4" draw:layer="layout" svg:x1="9.172cm" svg:y1="1.252cm" svg:x2="9.172cm" svg:y2="2.522cm">
          <text:p/>
        </draw:line>
        <draw:line draw:style-name="gr9" draw:text-style-name="P4" draw:layer="layout" svg:x1="0.917cm" svg:y1="3.962cm" svg:x2="0.917cm" svg:y2="5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Macé</meta:initial-creator>
    <meta:creation-date>2017-12-27T00:32:57.277345445</meta:creation-date>
    <dc:date>2017-12-27T10:23:52.410480538</dc:date>
    <dc:creator>Christophe Macé</dc:creator>
    <meta:editing-duration>PT9H50M54S</meta:editing-duration>
    <meta:editing-cycles>4</meta:editing-cycles>
    <meta:generator>LibreOffice/5.3.4.2$Linux_X86_64 LibreOffice_project/30$Build-2</meta:generator>
    <meta:document-statistic meta:object-count="21"/>
  </office:meta>
</office:document-meta>
</file>